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automatic-styles/>
  <office:body>
    <office:text>
      <text:p>текст контракт бренд поставка Вес ocr Скан Текст текст упаковка поставка заявка Позиция обработка Поставка позиция Размер Страница Вес размер изображение арбуз заявка окно система поставка индекс Бренд помидор Модель Нормализация огурец изображение Страница банан материал цвет контракт размер сегментация артикул спецификация нормализация текст извлечение данные , фича текст Цена извлечение материал нормализация изображение , длина Объем цвет , бренд обработка размер помидор огурец упаковка Система токен спецификация плотность поставка Страница изображение Заявка Товар 16 SKU 347382 Изображение обработка Арбуз цена поиск капуста изображение Вес плотность Высота сегментация длина сегментация документ Цена</text:p>
      <text:p>, Цвет Артикул фича параграф цвет заявка Цвет извлечение плотность контракт заявка помидор ширина ширина Индекс Таблица Окно высота обработка Скан размер изображение упаковка материал артикул изображение изображение заявка морковь токен токен высота плотность огурец Бренд банан Поиск Огурец ширина размер страница морковь система каталог Помидор Текст поиск нормализация помидор поставка изображение , сегментация Сегментация материал сегментация позиция Высота Длина Документ документ ширина артикул Упаковка цена Капуста плотность вес Контракт модель контракт цена поиск длина фича высота фича Цвет ocr Банан банан скан скан документ ocr Артикул Параграф Объем изображение размер артикул Спецификация нормализация банан</text:p>
      <text:p>Текст объем Цена Обработка изображение цена объем помидор параграф модель сегментация ширина обработка банан Контракт система контракт Изображение документ Токен поставка система Артикул упаковка извлечение плотность , документ поставка вес система плотность таблица высота модель изображение Товар 43 SKU 466889 скан Позиция длина данные объем Контракт Модель огурец цена поиск система спецификация обработка арбуз модель сегментация документ скан огурец ширина ocr индекс скан данные арбуз Высота параграф</text:p>
      <text:p>цвет цена Токен заявка Поставка Ocr обработка фича поставка цвет Огурец ширина объем система модель Объем арбуз Обработка данные арбуз Товар 12 SKU 809570 , упаковка каталог данные скан Цена Обработка фича бренд цвет таблица Сегментация Извлечение , нормализация система сегментация каталог упаковка контракт цвет изображение скан Окно артикул данные каталог поставка данные Вес размер параграф , Изображение заявка помидор страница фича Скан текст документ Обработка страница индекс данные заявка огурец поиск плотность банан поиск</text:p>
      <text:p>извлечение ширина параграф SKU 558122 ocr позиция Страница сегментация объем извлечение Арбуз скан бренд поиск нормализация Огурец Размер плотность система Вес высота спецификация ширина помидор упаковка Окно Нормализация объем контракт Текст Система Цена фича модель вес поиск цвет размер объем обработка вес текст плотность Высота Помидор плотность модель текст изображение спецификация таблица огурец бренд Товар 27 SKU 400524 вес документ токен обработка материал фича данные модель Спецификация ширина Морковь , документ сегментация цена обработка , токен Длина нормализация высота изображение</text:p>
      <text:p>сегментация бренд плотность данные цвет данные Цена изображение сегментация огурец Позиция Объем параграф изображение контракт обработка вес документ морковь модель данные токен модель позиция поиск помидор размер документ сегментация Упаковка Окно Цена каталог SKU 911838 изображение данные Цвет параграф заявка Объем цвет материал плотность извлечение индекс морковь артикул документ ocr огурец ocr Цвет каталог упаковка индекс материал огурец таблица арбуз Окно Изображение</text:p>
      <text:p>текст объем ocr размер токен каталог страница данные Огурец материал цена , страница плотность , нормализация ширина документ упаковка размер Товар 9 SKU 871012 страница скан плотность Система Поиск помидор Фича вес документ модель ocr контракт помидор Плотность Бренд таблица система Контракт Окно Банан Сегментация Цена Окно индекс помидор Фича упаковка позиция параграф заявка заявка цвет обработка окно материал Заявка скан плотность Цвет цена упаковка индекс цена спецификация обработка Ширина поиск Текст индекс индекс цена цена поиск окно параграф спецификация огурец заявка упаковка каталог длина скан артикул Товар 14 SKU 834657 Товар 17 SKU 116566 Размер индекс Цена Заявка упаковка артикул текст Страница Страница огурец упаковка</text:p>
      <text:p>Размер поиск система Нормализация , арбуз капуста контракт нормализация изображение Страница материал Материал цвет система Ocr система изображение Изображение Ocr материал Товар 47 SKU 327193 скан вес Товар 28 SKU 280598 скан фича позиция огурец Заявка позиция Каталог Артикул капуста помидор бренд SKU 720465 Заявка Окно объем банан материал капуста Материал плотность длина длина спецификация изображение ширина ширина капуста спецификация данные окно Документ контракт банан помидор помидор Сегментация спецификация банан банан помидор Капуста заявка банан арбуз данные огурец , вес Скан данные упаковка таблица ширина капуста Цвет Таблица Вес</text:p>
      <text:p>документ Страница Плотность Позиция сегментация позиция Сегментация Капуста , каталог скан поиск данные страница позиция модель арбуз скан капуста документ заявка окно индекс длина Токен Скан контракт токен каталог цена Огурец SKU 278895 Скан вес вес Морковь индекс сегментация Заявка параграф артикул Текст текст помидор изображение Артикул размер Извлечение вес цвет , длина токен таблица Плотность объем таблица банан , модель поиск высота Объем артикул токен огурец скан</text:p>
      <text:p>упаковка банан помидор Бренд поиск токен размер вес капуста капуста Объем SKU 801326 арбуз токен Плотность Товар 40 SKU 774348 изображение контракт объем арбуз морковь Сегментация высота банан огурец упаковка документ скан поиск обработка огурец помидор извлечение плотность бренд капуста ocr спецификация Параграф помидор банан Арбуз каталог , каталог документ окно ширина обработка плотность параграф заявка артикул ocr капуста система сегментация Вес скан индекс , поиск объем каталог токен плотность страница цена заявка капуста обработка морковь поставка артикул артикул огурец текст</text:p>
      <text:p>ширина Бренд скан Банан Токен Упаковка плотность Позиция Индекс параграф , данные Морковь вес страница Контракт объем фича поставка изображение изображение фича цена цвет таблица данные окно Артикул артикул Цена , окно огурец сегментация Банан изображение модель Позиция каталог SKU 310341 поставка текст извлечение параграф каталог контракт огурец Нормализация помидор длина огурец позиция изображение помидор длина капуста высота морковь каталог капуста</text:p>
      <text:p>Сегментация скан Упаковка сегментация параграф Цвет Плотность поставка Контракт помидор позиция цена окно система извлечение упаковка контракт таблица цена арбуз индекс скан поиск цвет ширина нормализация , контракт фича страница ocr поиск поставка поставка текст страница Арбуз скан Окно заявка упаковка данные размер заявка заявка токен модель поиск страница обработка вес изображение изображение длина поставка индекс Документ Ширина Обработка таблица капуста высота данные Спецификация бренд таблица таблица нормализация обработка вес поиск Система изображение параграф извлечение нормализация Длина ocr каталог Сегментация</text:p>
      <text:p>каталог банан капуста поставка спецификация документ позиция поиск фича окно банан вес таблица плотность модель Спецификация арбуз модель поиск Документ сегментация Окно ocr длина сегментация , вес материал капуста бренд цена страница артикул объем ocr токен ocr система цена цвет Заявка Спецификация система поиск бренд Упаковка высота фича Высота система каталог цена окно документ , ocr материал параграф извлечение изображение Модель Банан нормализация</text:p>
      <text:p>объем сегментация заявка арбуз Цена Документ заявка скан морковь документ страница капуста параграф сегментация , материал изображение фича капуста документ ocr банан окно цена параграф токен Материал изображение размер размер контракт обработка сегментация контракт поставка сегментация документ Бренд упаковка длина Спецификация фича документ скан плотность длина нормализация текст текст огурец окно огурец ocr позиция изображение цена Обработка бренд Морковь</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